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Verdana" svg:font-family="Verdan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Verdana" fo:font-size="12pt" fo:language="es" fo:country="ES" style:text-underline-style="solid" style:text-underline-width="auto" style:text-underline-color="font-color" fo:font-weight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justify" style:justify-single-word="false"/>
      <style:text-properties style:font-name="Verdana1" fo:font-size="12pt" fo:language="es" fo:country="ES"/>
    </style:style>
    <style:style style:name="P4" style:family="paragraph" style:parent-style-name="Text_20_body">
      <style:paragraph-properties fo:text-align="justify" style:justify-single-word="false">
        <style:tab-stops>
          <style:tab-stop style:position="16.907cm"/>
        </style:tab-stops>
      </style:paragraph-properties>
      <style:text-properties style:font-name="Verdana1" fo:font-size="12pt" fo:language="es" fo:country="ES"/>
    </style:style>
    <style:style style:name="P5" style:family="paragraph" style:parent-style-name="Text_20_body">
      <style:paragraph-properties fo:text-align="justify" style:justify-single-word="false">
        <style:tab-stops>
          <style:tab-stop style:position="16.907cm"/>
        </style:tab-stops>
      </style:paragraph-properties>
      <style:text-properties style:font-name="Verdana1" fo:language="es" fo:country="ES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use-window-font-color="true" style:text-line-through-style="solid" style:text-line-through-type="double" fo:font-size="10pt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LEGALIZACIÓN DE LIBROS Y HOJAS SUELTAS</text:p>
      <text:p text:style-name="P2"/>
      <text:p text:style-name="P4">EN LA CIUDAD DE LIMA DISTRITO DE [onshow.nom_dist] A LOS [onshow.fecha_letras_lib], YO <text:span text:style-name="T1">[onshow.nombre_notario] ABOGADO</text:span> - <text:span text:style-name="T1">NOTARIO DE LIMA</text:span>, EN APLICACIÓN DE LOS ARTÍCULOS 112 AL 116 DE LA LEY DEL NOTARIADO, DECRETO LEGISLATIVO 1049, CERTIFICO LA APERTURA DEL PRESENTE LIBRO DENOMINADO: <text:span text:style-name="T1">[onshow.des_libro] </text:span>, PERTENECIENTE A: <text:span text:style-name="T1">[onshow.eval_persona] </text:span>, CON <text:span text:style-name="T2">[onshow.tipo_documento]</text:span> <text:span text:style-name="T1">N° [onshow.documento]</text:span>, EL MISMO QUE CONSTA DE <text:span text:style-name="T1">[onshow.num_hojas] ([onshow.num_hojas2]) HOJAS [onshow.tip_folio]</text:span> EN CADA UNO DE LOS CUALES ESTAMPO MI SELLO NOTARIAL.- <text:span text:style-name="T3"><text:tab/></text:span></text:p>
      <text:p text:style-name="P5">ESTE LIBRO QUEDO REGISTRADO BAJO EL NÚMERO <text:span text:style-name="T1">[onshow.num_cronologico]</text:span>, EN MI REGISTRO CRONOLÓGICO DE LEGALIZACIÓN DE APERTURA DE LIBROS Y HOJAS SUELTAS. DOY FE. <text:span text:style-name="T3"><text:tab/></text:span></text:p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Verdana" svg:font-family="Verdan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a aa</meta:initial-creator>
    <meta:creation-date>2013-04-08T14:59:28.16</meta:creation-date>
    <dc:date>2014-02-11T11:41:31.66</dc:date>
    <dc:creator>aa aa</dc:creator>
    <meta:editing-duration>PT3H34M14S</meta:editing-duration>
    <meta:editing-cycles>11</meta:editing-cycles>
    <meta:generator>OpenOffice.org/3.3$Win32 OpenOffice.org_project/330m20$Build-9567</meta:generator>
    <meta:document-statistic meta:table-count="0" meta:image-count="0" meta:object-count="0" meta:page-count="1" meta:paragraph-count="3" meta:word-count="99" meta:character-count="739"/>
  </office:meta>
</office:document-meta>
</file>